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2cm" style:rel-column-width="16353*"/>
    </style:style>
    <style:style style:name="Table1.B" style:family="table-column">
      <style:table-column-properties style:column-width="12.758cm" style:rel-column-width="491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62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d7e92" officeooo:paragraph-rsid="000d7e92"/>
    </style:style>
    <style:style style:name="P2" style:family="paragraph" style:parent-style-name="Table_20_Contents">
      <style:text-properties officeooo:rsid="000f4bde" officeooo:paragraph-rsid="000f4bde"/>
    </style:style>
    <style:style style:name="P3" style:family="paragraph" style:parent-style-name="Table_20_Contents">
      <style:text-properties officeooo:paragraph-rsid="001061fe"/>
    </style:style>
    <style:style style:name="P4" style:family="paragraph" style:parent-style-name="Table_20_Contents">
      <style:text-properties officeooo:rsid="001061fe" officeooo:paragraph-rsid="001061fe"/>
    </style:style>
    <style:style style:name="T1" style:family="text">
      <style:text-properties officeooo:rsid="000a4a65"/>
    </style:style>
    <style:style style:name="T2" style:family="text">
      <style:text-properties officeooo:rsid="000fdd2a"/>
    </style:style>
    <style:style style:name="T3" style:family="text">
      <style:text-properties officeooo:rsid="00106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ユースケース名</text:p>
          </table:table-cell>
          <table:table-cell table:style-name="Table1.B1" office:value-type="string">
            <text:p text:style-name="Table_20_Contents">研究室の情報を登録する</text:p>
          </table:table-cell>
        </table:table-row>
        <table:table-row table:style-name="Table1.2">
          <table:table-cell table:style-name="Table1.A2" office:value-type="string">
            <text:p text:style-name="Table_20_Contents">アクター</text:p>
          </table:table-cell>
          <table:table-cell table:style-name="Table1.B2" office:value-type="string">
            <text:p text:style-name="Table_20_Contents">教員</text:p>
          </table:table-cell>
        </table:table-row>
        <table:table-row>
          <table:table-cell table:style-name="Table1.A2" office:value-type="string">
            <text:p text:style-name="Table_20_Contents">事前条件</text:p>
          </table:table-cell>
          <table:table-cell table:style-name="Table1.B2" office:value-type="string">
            <text:p text:style-name="Table_20_Contents">1. Webブラウザが起動されている。</text:p>
            <text:p text:style-name="Table_20_Contents">2. 教員はIDを登録している。</text:p>
            <text:p text:style-name="Table_20_Contents">3. 教員のログインが終了している。</text:p>
            <text:p text:style-name="Table_20_Contents">4. 教員はトップページのURLにアクセスしている。</text:p>
          </table:table-cell>
        </table:table-row>
        <table:table-row>
          <table:table-cell table:style-name="Table1.A2" office:value-type="string">
            <text:p text:style-name="Table_20_Contents">基本系列</text:p>
          </table:table-cell>
          <table:table-cell table:style-name="Table1.B2" office:value-type="string">
            <text:p text:style-name="Table_20_Contents">1. アクターが、研究室情報ページの<text:span text:style-name="T1">URLにアクセスする。</text:span></text:p>
            <text:p text:style-name="Table_20_Contents">2. システムが、研究室情報ページを表示する。</text:p>
            <text:p text:style-name="P2">3. システムが、「編集」ボタンを押下する。</text:p>
            <text:p text:style-name="P2">4. システムが、研究室情報編集ページを表示する。</text:p>
            <text:p text:style-name="Table_20_Contents"><text:span text:style-name="T2">5</text:span>. アクターが、「紹介文」を記入する。</text:p>
            <text:p text:style-name="Table_20_Contents"><text:span text:style-name="T2">6. </text:span>アクターが、「登録」ボタンを押下する。</text:p>
            <text:p text:style-name="P1"><text:span text:style-name="T2">7</text:span>. システムが、「登録が完了しました」と表示する。</text:p>
            <text:p text:style-name="P2"><text:span text:style-name="T2">8</text:span>. システムが、更新した研究室情報ページを表示する。</text:p>
          </table:table-cell>
        </table:table-row>
        <table:table-row>
          <table:table-cell table:style-name="Table1.A2" office:value-type="string">
            <text:p text:style-name="Table_20_Contents">事後条件</text:p>
          </table:table-cell>
          <table:table-cell table:style-name="Table1.B2" office:value-type="string">
            <text:p text:style-name="Table_20_Contents">研究室情報が登録されている。</text:p>
          </table:table-cell>
        </table:table-row>
        <table:table-row>
          <table:table-cell table:style-name="Table1.A2" office:value-type="string">
            <text:p text:style-name="Table_20_Contents">説明</text:p>
          </table:table-cell>
          <table:table-cell table:style-name="Table1.B2" office:value-type="string">
            <text:p text:style-name="Table_20_Contents"><text:span text:style-name="T3">1. </text:span>研究室情報ページ</text:p>
            <text:p text:style-name="Table_20_Contents">　　○　研究室の紹介文を表示する。</text:p>
            <text:p text:style-name="P3">　　○　「編集」ボタンを表示する。</text:p>
            <text:p text:style-name="P4">2. 研究室情報編集ページ</text:p>
            <text:p text:style-name="P4">　　○　研究室の紹介文を表示する。</text:p>
            <text:p text:style-name="P4">　　○　「登録」ボタンを表示する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9T22:11:44.870156000</meta:creation-date>
    <dc:date>2014-12-03T14:11:04.310581000</dc:date>
    <meta:editing-duration>PT35M49S</meta:editing-duration>
    <meta:editing-cycles>8</meta:editing-cycles>
    <meta:generator>LibreOffice/4.3.4.1$MacOSX_x86 LibreOffice_project/bc356b2f991740509f321d70e4512a6a54c5f243</meta:generator>
    <meta:document-statistic meta:table-count="1" meta:image-count="0" meta:object-count="0" meta:page-count="1" meta:paragraph-count="27" meta:word-count="370" meta:character-count="417" meta:non-whitespace-character-count="391"/>
  </office:meta>
</office:document-meta>
</file>